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tab/><text:span text:style-name="T1">Countermeasure</text:span></text:p>
      <text:p text:style-name="P1"/>
      <text:p text:style-name="P3">What is Countermeasure?</text:p>
      <text:p text:style-name="P3"/>
      <text:p text:style-name="P3">Countermeasure is a stability-seeking counter-disinformation mechanism for social media via application of stabilizing feedback. <text:s/>A tiny “toy” subset of this tool is proposed for further exploration.</text:p>
      <text:p text:style-name="P3"/>
      <text:p text:style-name="P3">Statement of problem</text:p>
      <text:p text:style-name="P3"/>
      <text:p text:style-name="P3">1. Disinformation abounds on social media.</text:p>
      <text:p text:style-name="P3"/>
      <text:p text:style-name="P3">2. While much disinformation is harmless or merely absurd; other kinds of false information like rumors and induced panics result in serious harm. [footnotes]</text:p>
      <text:p text:style-name="P3"/>
      <text:p text:style-name="P3">3. Weaponizing social media for division, destabilization, and chaos has obvious potential unlikely to escape the attention of adversarial actors. <text:s/>Sophisticated mathematical models and powerful information tools (including AI) would almost certainly be deployed by hostile entities with the means to do so. <text:s/>It would be historically bizarre if a powerful new technology were not used to create a weapon. <text:s/>Weapons inevitably initiate arms races. <text:s/>(More on this point in a future exploration re: biological substrate in competitive environment favors the creation of monsters, a shortcoming that may or may not be inevitably fatal to a technological species.)</text:p>
      <text:p text:style-name="P3"/>
      <text:p text:style-name="P3">4. Where the objective is profit-seeking, similar harmful outcomes result as a by-product. Content that induces fear, loathing, or hatred grabs attention; in the absence of regulation, even the worst viral ideas and misinformation are spread if they generate engagement and therefore profit.</text:p>
      <text:p text:style-name="P3"/>
      <text:p text:style-name="P3">5. Regulation of speech is justifiably unpopular and highly problematic (who gets to decide what speech is to be allowed?). In an attention economy, moderation may perversely backfire and INCREASE the virality of provocative destabilizing messages. <text:s text:c="2"/>Furthermore, fact-checking by hand is far too slow to arrest a viral slander. <text:s/>It is not a viable solution.</text:p>
      <text:p text:style-name="P3"/>
      <text:p text:style-name="P2">Conclusion:</text:p>
      <text:p text:style-name="P3"><text:span text:style-name="T2"><text:s/></text:span>Sophisticated automated disinformation warfare is very likely already in progress. <text:s/>While some intend to do intentional harm, malevolent intent is not required for viral misinformation to proliferate. <text:s text:c="2"/></text:p>
      <text:p text:style-name="P3"/>
      <text:p text:style-name="P3">Simplistic efforts at human gate-keeping backfire, and at any rate are far too slow to be effective feedback. <text:s/>Something fast and automated is required.</text:p>
      <text:p text:style-name="P3"/>
      <text:p text:style-name="P3">Therefore,</text:p>
      <text:p text:style-name="P3"/>
      <text:p text:style-name="P3">Let’s imagine a practical scale automated system that can detect mis- and disinformation most likely to go viral AND have destabilizing impact. The objective is to detect and counter such content by posting accurate counter-information close to the originating source, as rapidly as practical. <text:s/>By minimizing delay, this toy Countermeasure can reduce the destabilizing effect of the inflammatory false information, simply by posting facts. <text:s/>It is a subset of a comprehensive anti-disinformation system that would work primarily by minimizing delay and reducing system gain.</text:p>
      <text:p text:style-name="P3"><text:soft-page-break/></text:p>
      <text:p text:style-name="P3"><text:s/>This skeletal system is both inadequate and grossly oversimplified. <text:s/>Jamming disinformation at the posted source would be at most a small baby-step towards a comprehensive fact-based countermeasure to weaponized disinformation. </text:p>
      <text:p text:style-name="P3">The first step is to recognize a battle is underway and thinkers who value rationality and fact-based policy may not have much time to formulate a response.</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29T16:37:24.419000000</meta:creation-date>
    <dc:date>2025-07-29T21:27:01.81</dc:date>
    <meta:editing-duration>PT3H19M57S</meta:editing-duration>
    <meta:editing-cycles>13</meta:editing-cycles>
    <meta:generator>OpenOffice/4.1.15$Win32 OpenOffice.org_project/4115m2$Build-9813</meta:generator>
    <dc:creator>Ross Archer</dc:creator>
    <meta:document-statistic meta:table-count="0" meta:image-count="0" meta:object-count="0" meta:page-count="2" meta:paragraph-count="16" meta:word-count="453" meta:character-count="3099"/>
  </office:meta>
</office:document-meta>
</file>